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20000000CC091646B5F1B0A856.png" manifest:media-type="image/png"/>
  <manifest:file-entry manifest:full-path="Pictures/100010580000879200001508D21A14F0A9096EB5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" draw:textarea-horizontal-align="justify" draw:textarea-vertical-align="middle" draw:auto-grow-height="false" fo:min-height="1.726cm" fo:min-width="1.65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26cm" fo:min-width="1.656cm"/>
      <style:paragraph-properties style:writing-mode="lr-tb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048cm" svg:height="2.794cm" svg:x="11.014cm" svg:y="2.794cm">
          <text:p text:style-name="P1">Serv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3.048cm" svg:height="2.794cm" svg:x="7.012cm" svg:y="8.382cm">
          <text:p text:style-name="P1">Client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048cm" svg:height="2.794cm" svg:x="14.732cm" svg:y="8.382cm">
          <text:p text:style-name="P1">Client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43cm" svg:y1="5.334cm" svg:x2="8.636cm" svg:y2="8.382cm">
          <text:p/>
        </draw:line>
        <draw:line draw:style-name="gr3" draw:text-style-name="P1" draw:layer="layout" svg:x1="13.716cm" svg:y1="5.334cm" svg:x2="16.256cm" svg:y2="8.382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91646B5F1B0A856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12-10T15:00:11.540911480</meta:creation-date>
    <meta:editing-duration>PT5M40S</meta:editing-duration>
    <meta:editing-cycles>2</meta:editing-cycles>
    <meta:generator>LibreOffice/6.4.6.2$Linux_X86_64 LibreOffice_project/40$Build-2</meta:generator>
    <dc:title>Bright Blue</dc:title>
    <dc:date>2021-12-10T15:05:50.124193575</dc:date>
    <meta:document-statistic meta:object-count="40"/>
  </office:meta>
</office:document-meta>
</file>